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300000500530DD2A861DC8D54.jpg" manifest:media-type="image/jpeg"/>
  <manifest:file-entry manifest:full-path="Pictures/10000000000003D90000050097F690DE0DD932E4.jpg" manifest:media-type="image/jpeg"/>
  <manifest:file-entry manifest:full-path="Pictures/10000000000003DA00000500C07F40701D0EA74D.jpg" manifest:media-type="image/jpeg"/>
  <manifest:file-entry manifest:full-path="Pictures/10000000000003DA00000500A2173C0AECB40D4D.jpg" manifest:media-type="image/jpeg"/>
  <manifest:file-entry manifest:full-path="Pictures/10000000000003DE0000050034D3BAAB540CEE57.jpg" manifest:media-type="image/jpeg"/>
  <manifest:file-entry manifest:full-path="Pictures/10000000000003E40000050091FA15BA0905F340.jpg" manifest:media-type="image/jpeg"/>
  <manifest:file-entry manifest:full-path="Pictures/10000000000003D7000005006C1B9548D548723E.jpg" manifest:media-type="image/jpeg"/>
  <manifest:file-entry manifest:full-path="Pictures/10000000000003E400000500266219910A5DBAA8.jpg" manifest:media-type="image/jpeg"/>
  <manifest:file-entry manifest:full-path="Pictures/10000000000003E5000005006C20028A34CB1B0C.jpg" manifest:media-type="image/jpeg"/>
  <manifest:file-entry manifest:full-path="Pictures/10000000000003E2000005000453696778C48294.jpg" manifest:media-type="image/jpeg"/>
  <manifest:file-entry manifest:full-path="Pictures/10000000000003E6000005003AFEC6EFB1AFBCE2.jpg" manifest:media-type="image/jpeg"/>
  <manifest:file-entry manifest:full-path="Pictures/10000000000003D900000500EAF973FDE4D3B6E5.jpg" manifest:media-type="image/jpeg"/>
  <manifest:file-entry manifest:full-path="Pictures/10000000000003DF000005005E620B3CD4B1AFA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6.5665in" svg:height="8.4819in" draw:z-index="0"><draw:image xlink:href="Pictures/10000000000003DF000005005E620B3CD4B1AFA5.jpg" xlink:type="simple" xlink:show="embed" xlink:actuate="onLoad" loext:mime-type="image/jpeg"/><svg:title>Image.jpeg</svg:title></draw:frame><text:bookmark text:name="x_id-F8550624-A841-4AF6-A1F0-2A89995C119F"/></text:p>
      <text:p text:style-name="Standard"><text:soft-page-break/><draw:frame draw:style-name="fr2" draw:name="Image2" text:anchor-type="as-char" svg:y="-8.4819in" svg:width="6.5272in" svg:height="8.4819in" draw:z-index="1"><draw:image xlink:href="Pictures/10000000000003D900000500EAF973FDE4D3B6E5.jpg" xlink:type="simple" xlink:show="embed" xlink:actuate="onLoad" loext:mime-type="image/jpeg"/><svg:title>Image.jpeg</svg:title></draw:frame><text:bookmark text:name="x_id-BF7C1AFF-A964-425C-A562-5C14A5347DD9"/></text:p>
      <text:p text:style-name="Standard"><text:soft-page-break/><draw:frame draw:style-name="fr1" draw:name="Image3" text:anchor-type="as-char" svg:width="6.6071in" svg:height="8.4819in" draw:z-index="2"><draw:image xlink:href="Pictures/10000000000003E5000005006C20028A34CB1B0C.jpg" xlink:type="simple" xlink:show="embed" xlink:actuate="onLoad" loext:mime-type="image/jpeg"/><svg:title>Image.jpeg</svg:title></draw:frame><text:bookmark text:name="x_id-09B044BE-F133-4966-9B2B-5E15E33889AD"/></text:p>
      <text:p text:style-name="Standard"><text:bookmark text:name="x_id-DF95C89B-B6EF-4D2E-A25D-96A3C5928DB0"/><text:soft-page-break/></text:p>
      <text:p text:style-name="Standard"><text:bookmark text:name="x_id-DF95C89B-B6EF-4D2E-A25D-96A3C5928DB01"/></text:p>
      <text:p text:style-name="Standard"><draw:frame draw:style-name="fr2" draw:name="Image4" text:anchor-type="as-char" svg:y="-8.4819in" svg:width="6.6134in" svg:height="8.4819in" draw:z-index="3"><draw:image xlink:href="Pictures/10000000000003E6000005003AFEC6EFB1AFBCE2.jpg" xlink:type="simple" xlink:show="embed" xlink:actuate="onLoad" loext:mime-type="image/jpeg"/><svg:title>Image.jpeg</svg:title></draw:frame></text:p>
      <text:p text:style-name="Standard"/>
      <text:p text:style-name="Standard"/>
      <text:p text:style-name="Standard"><text:bookmark text:name="x_id-6F641FE1-1B9B-4758-A52D-BDD8ED3972D2"/><text:soft-page-break/></text:p>
      <text:p text:style-name="Standard"><draw:frame draw:style-name="fr1" draw:name="Image5" text:anchor-type="as-char" svg:width="6.6in" svg:height="8.4819in" draw:z-index="4"><draw:image xlink:href="Pictures/10000000000003E400000500266219910A5DBAA8.jpg" xlink:type="simple" xlink:show="embed" xlink:actuate="onLoad" loext:mime-type="image/jpeg"/><svg:title>Image.jpeg</svg:title></draw:frame><text:bookmark text:name="x_id-3B1369F4-3CF6-4395-A027-9012B34FE217"/></text:p>
      <text:p text:style-name="Standard"/>
      <text:p text:style-name="Standard"/>
      <text:p text:style-name="Standard"/>
      <text:p text:style-name="Standard"><text:soft-page-break/><draw:frame draw:style-name="fr1" draw:name="Image6" text:anchor-type="as-char" svg:width="6.5866in" svg:height="8.4819in" draw:z-index="5"><draw:image xlink:href="Pictures/10000000000003E2000005000453696778C48294.jpg" xlink:type="simple" xlink:show="embed" xlink:actuate="onLoad" loext:mime-type="image/jpeg"/><svg:title>Image.jpeg</svg:title></draw:frame><text:bookmark text:name="x_id-26EBA0E9-0189-4354-84DD-A20FE68E08E8"/></text:p>
      <text:p text:style-name="Standard"><text:soft-page-break/><draw:frame draw:style-name="fr1" draw:name="Image7" text:anchor-type="as-char" svg:width="6.5138in" svg:height="8.4819in" draw:z-index="6"><draw:image xlink:href="Pictures/10000000000003D7000005006C1B9548D548723E.jpg" xlink:type="simple" xlink:show="embed" xlink:actuate="onLoad" loext:mime-type="image/jpeg"/><svg:title>Image preview</svg:title></draw:frame></text:p>
      <text:p text:style-name="Standard"><text:soft-page-break/><draw:frame draw:style-name="fr1" draw:name="Image8" text:anchor-type="as-char" svg:width="6.6in" svg:height="8.4819in" draw:z-index="7"><draw:image xlink:href="Pictures/10000000000003E40000050091FA15BA0905F340.jpg" xlink:type="simple" xlink:show="embed" xlink:actuate="onLoad" loext:mime-type="image/jpeg"/><svg:title>Image preview</svg:title></draw:frame></text:p>
      <text:p text:style-name="Standard"><text:soft-page-break/><draw:frame draw:style-name="fr1" draw:name="Image9" text:anchor-type="as-char" svg:width="6.5339in" svg:height="8.4819in" draw:z-index="8"><draw:image xlink:href="Pictures/10000000000003DA00000500C07F40701D0EA74D.jpg" xlink:type="simple" xlink:show="embed" xlink:actuate="onLoad" loext:mime-type="image/jpeg"/><svg:title>Image preview</svg:title></draw:frame></text:p>
      <text:p text:style-name="Standard"><text:soft-page-break/><draw:frame draw:style-name="fr1" draw:name="Image10" text:anchor-type="as-char" svg:width="6.5602in" svg:height="8.4819in" draw:z-index="9"><draw:image xlink:href="Pictures/10000000000003DE0000050034D3BAAB540CEE57.jpg" xlink:type="simple" xlink:show="embed" xlink:actuate="onLoad" loext:mime-type="image/jpeg"/><svg:title>Image preview</svg:title></draw:frame></text:p>
      <text:p text:style-name="Standard"><text:soft-page-break/><draw:frame draw:style-name="fr1" draw:name="Image11" text:anchor-type="as-char" svg:width="6.5339in" svg:height="8.4819in" draw:z-index="10"><draw:image xlink:href="Pictures/10000000000003DA00000500A2173C0AECB40D4D.jpg" xlink:type="simple" xlink:show="embed" xlink:actuate="onLoad" loext:mime-type="image/jpeg"/><svg:title>Image preview</svg:title></draw:frame></text:p>
      <text:p text:style-name="Standard"><text:soft-page-break/><draw:frame draw:style-name="fr1" draw:name="Image12" text:anchor-type="as-char" svg:width="6.5272in" svg:height="8.4819in" draw:z-index="11"><draw:image xlink:href="Pictures/10000000000003D90000050097F690DE0DD932E4.jpg" xlink:type="simple" xlink:show="embed" xlink:actuate="onLoad" loext:mime-type="image/jpeg"/><svg:title>Image preview</svg:title></draw:frame></text:p>
      <text:p text:style-name="Standard"><text:soft-page-break/><draw:frame draw:style-name="fr1" draw:name="Image13" text:anchor-type="as-char" svg:width="6.5937in" svg:height="8.4819in" draw:z-index="12"><draw:image xlink:href="Pictures/10000000000003E300000500530DD2A861DC8D54.jpg" xlink:type="simple" xlink:show="embed" xlink:actuate="onLoad" loext:mime-type="image/jpeg"/><svg:title>Image preview</svg:title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8:21:17.387994398</meta:creation-date>
    <dc:date>2020-11-05T18:29:07.472801726</dc:date>
    <meta:editing-duration>PT7M51S</meta:editing-duration>
    <meta:editing-cycles>1</meta:editing-cycles>
    <meta:document-statistic meta:table-count="0" meta:image-count="13" meta:object-count="0" meta:page-count="13" meta:paragraph-count="13" meta:word-count="0" meta:character-count="0" meta:non-whitespace-character-count="0"/>
    <meta:generator>LibreOffice/6.4.6.2$Linux_X86_64 LibreOffice_project/40$Build-2</meta:generator>
  </office:meta>
</office:document-meta>
</file>